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cm" svg:height="1.9cm" svg:x="1.4cm" svg:y="4.9cm">
          <text:p text:style-name="P1">Initialise Rec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3cm" svg:height="2.1cm" svg:x="2.6cm" svg:y="7.6cm">
          <text:p text:style-name="P1">LOOP</text:p>
          <text:p text:style-name="P1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cm" svg:y1="6.8cm" svg:x2="3.75cm" svg:y2="7.6cm" draw:start-shape="id1" draw:start-glue-point="6" draw:end-shape="id2" draw:end-glue-point="4" svg:d="M3700 6800l50 800" svg:viewBox="0 0 51 801">
          <text:p/>
        </draw:connector>
        <draw:custom-shape draw:style-name="gr1" draw:text-style-name="P1" xml:id="id3" draw:id="id3" draw:layer="layout" svg:width="5.1cm" svg:height="1.8cm" svg:x="1.4cm" svg:y="11cm">
          <text:p text:style-name="P1">GET na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75cm" svg:y1="9.7cm" svg:x2="3.95cm" svg:y2="11cm" draw:start-shape="id2" draw:start-glue-point="8" draw:end-shape="id3" draw:end-glue-point="0" svg:d="M3750 9700l200 1300" svg:viewBox="0 0 201 1301">
          <text:p/>
        </draw:connector>
        <draw:connector draw:style-name="gr2" draw:text-style-name="P1" draw:layer="layout" draw:type="line" svg:x1="3.95cm" svg:y1="12.8cm" svg:x2="4.15cm" svg:y2="14.8cm" draw:start-shape="id3" draw:start-glue-point="2" draw:end-shape="id4" draw:end-glue-point="0" svg:d="M3950 12800l200 2000" svg:viewBox="0 0 201 2001">
          <text:p/>
        </draw:connector>
        <draw:custom-shape draw:style-name="gr1" draw:text-style-name="P1" xml:id="id4" draw:id="id4" draw:layer="layout" svg:width="5.3cm" svg:height="1.5cm" svg:x="1.5cm" svg:y="14.8cm">
          <text:p text:style-name="P1">GET mark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4cm" svg:height="1.6cm" svg:x="1.6cm" svg:y="17.9cm">
          <text:p text:style-name="P1">Append to 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5cm" svg:y1="16.3cm" svg:x2="4.3cm" svg:y2="17.9cm" draw:start-shape="id4" draw:start-glue-point="2" draw:end-shape="id5" draw:end-glue-point="0" svg:d="M4150 16300l150 1600" svg:viewBox="0 0 151 1601">
          <text:p/>
        </draw:connector>
        <draw:connector draw:style-name="gr2" draw:text-style-name="P1" draw:layer="layout" svg:x1="1.6cm" svg:y1="18.7cm" svg:x2="1.4cm" svg:y2="11.9cm" draw:start-shape="id5" draw:start-glue-point="3" draw:end-shape="id3" draw:end-glue-point="3" svg:d="M1600 18700h-701v-6800h501" svg:viewBox="0 0 702 6801">
          <text:p/>
        </draw:connector>
        <draw:custom-shape draw:style-name="gr1" draw:text-style-name="P1" xml:id="id6" draw:id="id6" draw:layer="layout" svg:width="7.5cm" svg:height="1.9cm" svg:x="9.3cm" svg:y="10.9cm">
          <text:p text:style-name="P1">Display Lis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9cm" svg:y1="8.65cm" svg:x2="9.3cm" svg:y2="11.85cm" draw:start-shape="id2" draw:start-glue-point="10" draw:end-shape="id6" draw:end-glue-point="3" svg:d="M4900 8650h2201v3200h2199" svg:viewBox="0 0 4401 3201">
          <text:p/>
        </draw:connector>
        <draw:custom-shape draw:style-name="gr1" draw:text-style-name="P1" xml:id="id7" draw:id="id7" draw:layer="layout" svg:width="7.2cm" svg:height="2.4cm" svg:x="9.5cm" svg:y="14.1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05cm" svg:y1="12.8cm" svg:x2="13.1cm" svg:y2="14.1cm" draw:start-shape="id6" draw:start-glue-point="2" draw:end-shape="id7" draw:end-glue-point="0" svg:d="M13050 12800l50 1300" svg:viewBox="0 0 51 1301">
          <text:p/>
        </draw:connector>
        <draw:custom-shape draw:style-name="gr1" draw:text-style-name="P1" xml:id="id8" draw:id="id8" draw:layer="layout" svg:width="6.2cm" svg:height="1.7cm" svg:x="1cm" svg:y="1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cm" svg:y1="2.7cm" svg:x2="3.7cm" svg:y2="4.9cm" draw:start-shape="id8" draw:end-shape="id1" svg:d="M4100 2700l-400 2200" svg:viewBox="0 0 401 2201">
          <text:p/>
        </draw:connector>
        <draw:custom-shape draw:style-name="gr1" draw:text-style-name="P1" draw:layer="layout" svg:width="4.7cm" svg:height="3.1cm" svg:x="1cm" svg:y="25.6cm">
          <text:p text:style-name="P1">KEY:</text:p>
          <text:p text:style-name="P1"><text:span text:style-name="T1">1. for count in range(6):</text:span>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14:51:23.569000000</meta:creation-date>
    <dc:date>2015-02-02T11:21:22.879000000</dc:date>
    <meta:editing-duration>PT24M12S</meta:editing-duration>
    <meta:editing-cycles>4</meta:editing-cycles>
    <meta:generator>LibreOffice/4.2.5.2$Windows_x86 LibreOffice_project/61cb170a04bb1f12e77c884eab9192be736ec5f5</meta:generator>
    <meta:document-statistic meta:object-count="17"/>
  </office:meta>
</office:document-meta>
</file>